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396in" style:rel-column-width="4304*"/>
    </style:style>
    <style:style style:name="Table1.B" style:family="table-column">
      <style:table-column-properties style:column-width="4.8153in" style:rel-column-width="47148*"/>
    </style:style>
    <style:style style:name="Table1.C" style:family="table-column">
      <style:table-column-properties style:column-width="0.625in" style:rel-column-width="6119*"/>
    </style:style>
    <style:style style:name="Table1.D" style:family="table-column">
      <style:table-column-properties style:column-width="0.8132in" style:rel-column-width="796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86in"/>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P1" style:family="paragraph" style:parent-style-name="Standard">
      <style:paragraph-properties fo:text-align="start" style:justify-single-word="false"/>
      <style:text-properties style:font-name="Times New Roman" fo:font-weight="bold" officeooo:rsid="002333c6" officeooo:paragraph-rsid="002333c6" style:font-weight-asian="bold" style:font-weight-complex="bold"/>
    </style:style>
    <style:style style:name="P2" style:family="paragraph" style:parent-style-name="Standard">
      <style:paragraph-properties fo:text-align="center" style:justify-single-word="false"/>
      <style:text-properties style:font-name="Times New Roman" fo:font-weight="bold" officeooo:rsid="002333c6" officeooo:paragraph-rsid="002333c6" style:font-weight-asian="bold" style:font-weight-complex="bold"/>
    </style:style>
    <style:style style:name="P3" style:family="paragraph" style:parent-style-name="Standard">
      <style:paragraph-properties fo:text-align="start" style:justify-single-word="false"/>
      <style:text-properties style:font-name="Times New Roman" fo:font-size="11pt" fo:font-weight="bold" officeooo:rsid="0021c1a0" officeooo:paragraph-rsid="0021c1a0"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Times New Roman" fo:font-size="11pt" fo:font-weight="bold" officeooo:rsid="002333c6" officeooo:paragraph-rsid="002333c6"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Times New Roman" fo:font-size="11pt" fo:font-weight="bold" officeooo:rsid="001be0aa" officeooo:paragraph-rsid="001be0aa"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imes New Roman" fo:font-size="11pt" fo:font-weight="bold" officeooo:rsid="001be0aa" officeooo:paragraph-rsid="001be0aa"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imes New Roman" fo:font-size="11pt" fo:font-weight="bold" officeooo:rsid="001c7f00" officeooo:paragraph-rsid="001c7f00" style:font-size-asian="11pt" style:font-weight-asian="bold" style:font-size-complex="11pt" style:font-weight-complex="bold"/>
    </style:style>
    <style:style style:name="P8" style:family="paragraph" style:parent-style-name="Table_20_Contents">
      <style:paragraph-properties fo:text-align="center" style:justify-single-word="false"/>
      <style:text-properties style:font-name="Times New Roman" fo:font-size="11pt" fo:font-weight="bold" officeooo:rsid="001be0aa" officeooo:paragraph-rsid="001be0aa" style:font-size-asian="11pt" style:font-weight-asian="bold" style:font-size-complex="11pt" style:font-weight-complex="bold"/>
    </style:style>
    <style:style style:name="P9" style:family="paragraph" style:parent-style-name="Table_20_Contents">
      <style:paragraph-properties fo:text-align="center" style:justify-single-word="false"/>
      <style:text-properties style:font-name="Times New Roman" fo:font-size="11pt" style:font-size-asian="11pt" style:font-size-complex="11pt"/>
    </style:style>
    <style:style style:name="P10" style:family="paragraph" style:parent-style-name="Table_20_Contents">
      <style:paragraph-properties fo:text-align="center" style:justify-single-word="false"/>
      <style:text-properties style:font-name="Times New Roman" fo:font-size="11pt" officeooo:paragraph-rsid="002bef0a" style:font-size-asian="11pt" style:font-size-complex="11pt"/>
    </style:style>
    <style:style style:name="P11" style:family="paragraph" style:parent-style-name="Table_20_Contents">
      <style:paragraph-properties fo:text-align="center" style:justify-single-word="false"/>
      <style:text-properties style:font-name="Times New Roman" fo:font-size="11pt" officeooo:rsid="002a960e" style:font-size-asian="11pt" style:font-size-complex="11pt"/>
    </style:style>
    <style:style style:name="P12" style:family="paragraph" style:parent-style-name="Table_20_Contents">
      <style:paragraph-properties fo:text-align="center" style:justify-single-word="false"/>
      <style:text-properties style:font-name="Times New Roman" fo:font-size="11pt" officeooo:rsid="002f5cb6" officeooo:paragraph-rsid="002f5cb6" style:font-size-asian="11pt" style:font-size-complex="11pt"/>
    </style:style>
    <style:style style:name="P13" style:family="paragraph" style:parent-style-name="Table_20_Contents">
      <style:paragraph-properties fo:text-align="center" style:justify-single-word="false"/>
      <style:text-properties style:font-name="Times New Roman" fo:font-size="11pt" officeooo:rsid="002f5cb6" officeooo:paragraph-rsid="0031d3e7" style:font-size-asian="11pt" style:font-size-complex="11pt"/>
    </style:style>
    <style:style style:name="P14" style:family="paragraph" style:parent-style-name="Standard">
      <style:paragraph-properties fo:text-align="start" style:justify-single-word="false"/>
      <style:text-properties style:font-name="Times New Roman" fo:font-size="11pt" fo:font-weight="normal" officeooo:rsid="002333c6" officeooo:paragraph-rsid="002333c6" style:font-size-asian="11pt" style:font-weight-asian="normal" style:font-size-complex="11pt" style:font-weight-complex="normal"/>
    </style:style>
    <style:style style:name="P15" style:family="paragraph" style:parent-style-name="Standard">
      <style:paragraph-properties fo:text-align="center" style:justify-single-word="false"/>
      <style:text-properties style:font-name="Times New Roman" fo:font-size="11pt" fo:font-weight="normal" officeooo:rsid="002333c6" officeooo:paragraph-rsid="002333c6" style:font-size-asian="11pt" style:font-weight-asian="normal" style:font-size-complex="11pt" style:font-weight-complex="normal"/>
    </style:style>
    <style:style style:name="P16" style:family="paragraph" style:parent-style-name="Standard">
      <style:paragraph-properties fo:text-align="center" style:justify-single-word="false"/>
      <style:text-properties style:font-name="Times New Roman" fo:font-size="11pt" fo:font-weight="normal" officeooo:rsid="00370ed9" officeooo:paragraph-rsid="00370ed9"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13374" style:font-weight-asian="normal" style:font-weight-complex="normal"/>
    </style:style>
    <style:style style:name="T3" style:family="text">
      <style:text-properties fo:font-size="11pt"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fo:font-weight="normal" officeooo:rsid="00370ed9" style:font-size-asian="11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C.</text:p>
      <text:p text:style-name="P5">ANKARA YILDIRIM BEYAZIT ÜNİVERSİTESİ</text:p>
      <text:p text:style-name="P5">SİPARİŞ FORMU</text:p>
      <text:p text:style-name="P6">İŞİN NİTELİĞİ<text:tab/>: <text:span text:style-name="T1"><text:text-input text:description="">{{ isin_niteligi }}</text:text-input></text:span></text:p>
      <text:p text:style-name="P6">BÜTÇE TERTİBİ<text:tab/>: <text:span text:style-name="T1"><text:text-input text:description="">{{ butce_tertibi }}</text:text-input></text:span></text:p>
      <text:p text:style-name="P6">İŞİN ADI VEYA MİKTARI: <text:span text:style-name="T1"><text:text-input text:description="">{{ isin_adi_veya_miktari }}</text:text-inpu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S.No</text:p>
          </table:table-cell>
          <table:table-cell table:style-name="Table1.A1" office:value-type="string">
            <text:p text:style-name="P8">Malzemenin Adı</text:p>
          </table:table-cell>
          <table:table-cell table:style-name="Table1.A1" office:value-type="string">
            <text:p text:style-name="P8">Miktar</text:p>
          </table:table-cell>
          <table:table-cell table:style-name="Table1.D1" office:value-type="string">
            <text:p text:style-name="P8">Birim</text:p>
          </table:table-cell>
        </table:table-row>
        <table:table-row table:style-name="Table1.2">
          <table:table-cell table:style-name="Table1.A2" table:number-columns-spanned="4" office:value-type="string">
            <text:p text:style-name="P9"><text:text-input text:description="">{% for malzeme in malzemeler %}</text:text-input></text:p>
          </table:table-cell>
          <table:covered-table-cell/>
          <table:covered-table-cell/>
          <table:covered-table-cell/>
        </table:table-row>
        <table:table-row table:style-name="Table1.2">
          <table:table-cell table:style-name="Table1.A3" office:value-type="string">
            <text:p text:style-name="P9"><text:text-input text:description="">{{ malzeme.sira_no }}</text:text-input></text:p>
          </table:table-cell>
          <table:table-cell table:style-name="Table1.A3" office:value-type="string">
            <text:p text:style-name="P9"><text:text-input text:description="">{{ malzeme.adi }}</text:text-input></text:p>
          </table:table-cell>
          <table:table-cell table:style-name="Table1.A3" office:value-type="string">
            <text:p text:style-name="P9"><text:text-input text:description="">{{ malzeme.miktar }}</text:text-input></text:p>
          </table:table-cell>
          <table:table-cell table:style-name="Table1.A2" office:value-type="string">
            <text:p text:style-name="P9"><text:text-input text:description="">{{ malzeme.birim }}</text:text-input></text:p>
          </table:table-cell>
        </table:table-row>
        <table:table-row table:style-name="Table1.2">
          <table:table-cell table:style-name="Table1.A2" table:number-columns-spanned="4" office:value-type="string">
            <text:p text:style-name="P9"><text:text-input text:description="">{% endfor %}</text:text-input></text:p>
          </table:table-cell>
          <table:covered-table-cell/>
          <table:covered-table-cell/>
          <table:covered-table-cell/>
        </table:table-row>
      </table:table>
      <text:p text:style-name="P6"/>
      <text:p text:style-name="P7">YÜKLENİCİ FİRMA ADI: <text:span text:style-name="T1"><text:text-input text:description="">{{ yuklenici_firma_adi }}</text:text-input></text:span></text:p>
      <text:p text:style-name="P7">TEBLİGATA ESAS ADRESİ : <text:span text:style-name="T1"><text:text-input text:description="">{{ tebligata_esas_adresi }}</text:text-input></text:span></text:p>
      <text:p text:style-name="P7">SİPARİŞ BEDELİ : <text:span text:style-name="T1"><text:text-input text:description="">{{ siparis_bedeli }}</text:text-input></text:span><text:span text:style-name="T1"> </text:span><text:span text:style-name="T2">TL+KDV</text:span></text:p>
      <text:p text:style-name="P7">ÖDEME SAYMANLIĞI : <text:span text:style-name="T1"><text:text-input text:description="">{{ odeme_saymanligi }}</text:text-input></text:span></text:p>
      <text:p text:style-name="P7">VERGİ, RESİM VE HARÇLAR : <text:span text:style-name="T1"><text:text-input text:description="">{{ vergi_resim_ve_harclar }}</text:text-input></text:span></text:p>
      <text:p text:style-name="P7">GARANTİ SÜRESİ VE ŞARTLARI : <text:span text:style-name="T1"><text:text-input text:description="">{{ garanti_suresi_ve_sartlar }}</text:text-input></text:span></text:p>
      <text:p text:style-name="P7">YEDEK PARÇA MONTAJ VE YAPIM İLE İLGİLİ ŞARTLARI : <text:span text:style-name="T1"><text:text-input text:description="">{{ yedek_parca_montaj_sartlari }}</text:text-input></text:span></text:p>
      <text:p text:style-name="P7">TESLİM SÜRESİ : <text:span text:style-name="T1"><text:text-input text:description="">{{ teslim_suresi }}</text:text-input></text:span></text:p>
      <text:p text:style-name="P7"/>
      <text:p text:style-name="P7"/>
      <text:p text:style-name="P3">MALZEMENİN TESLİMİ VE ŞARTLARI:</text:p>
      <text:p text:style-name="P3">1.<text:span text:style-name="T1"> Yüklenici firma malzeme tesliminde mal muayene işlemi sevk irsaliyesi üzerinde yapılacaktır. Fatura mal muayene işlemi tamamlandıktan sonra kesilecektir.</text:span></text:p>
      <text:p text:style-name="P3">2. <text:span text:style-name="T1">Fatura tarihli Vergi Borcu Yoktur beyan belgesi getirilecektir.</text:span></text:p>
      <text:p text:style-name="P4">3.<text:span text:style-name="T1"> Sipariş formunda belirtilen sürede mazeretsiz olarak yerine getirilmeyen siparişler iptal edilmiş sayılır. Yüklenici firma belirtilen sürenin aşılacağını öngördüğü durumda idareye yazılı mazeretini beyan ederek uygun bulunması durumunda ek süre talep edecektir. Aksi takdirde sipariş iptal edilmiş sayılacaktır.</text:span></text:p>
      <text:p text:style-name="P4">4. <text:span text:style-name="T1">4703 sayılı yasa ve ilgili mevzuata uygun ürün teslim edilecektir.</text:span></text:p>
      <text:p text:style-name="P1"><text:span text:style-name="T3">5. </text:span><text:span text:style-name="T4">Düzenlenen sipariş formu elden veya mail yolu ile yüklenici firmaya ulaşmasının ardından formda yer alan firma bölümünü istenilen şartları kabul ettiğinin beyanı sayılması için yetkili kişi tarafından kaşe ve imza edilerek </text:span><text:a xlink:type="simple" xlink:href="mailto:bapdestek@ybu.edu.tr" text:style-name="Internet_20_link" text:visited-style-name="Visited_20_Internet_20_Link"><text:span text:style-name="T4">bapdestek@ybu.edu.tr</text:span></text:a><text:span text:style-name="T4"> adresine mail gönderilecektir.</text:span></text:p>
      <text:p text:style-name="P14"/>
      <text:p text:style-name="P14"/>
      <table:table table:name="Table2" table:style-name="Table2">
        <table:table-column table:style-name="Table2.A"/>
        <table:table-column table:style-name="Table2.B"/>
        <table:table-row>
          <table:table-cell table:style-name="Table2.A1" office:value-type="string">
            <text:p text:style-name="P9">…../…../<text:text-input text:description="">{{ belge_yili }}</text:text-input></text:p>
          </table:table-cell>
          <table:table-cell table:style-name="Table2.A1" office:value-type="string">
            <text:p text:style-name="P10"/>
          </table:table-cell>
        </table:table-row>
        <table:table-row>
          <table:table-cell table:style-name="Table2.A1" office:value-type="string">
            <text:p text:style-name="P11"><text:text-input text:description="">{{ yuklenici_firma_adi }}</text:text-input></text:p>
          </table:table-cell>
          <table:table-cell table:style-name="Table2.A1" office:value-type="string">
            <text:p text:style-name="P13"/>
            <text:p text:style-name="P13">…../…../<text:text-input text:description="">{{ belge_yili }}</text:text-input></text:p>
            <text:p text:style-name="P12">Gerçekleştirme Görevlisi</text:p>
            <text:p text:style-name="P12"><text:text-input text:description="">{{ gerceklestirme_gorevlisi.ad }}</text:text-input></text:p>
            <text:p text:style-name="P12"><text:text-input text:description="">{{ gerceklestirme_gorevlisi.unvan }}</text:text-input></text:p>
          </table:table-cell>
        </table:table-row>
      </table:table>
      <text:p text:style-name="P15"/>
      <text:p text:style-name="P15"/>
      <text:p text:style-name="P15"/>
      <text:p text:style-name="P15"/>
      <text:p text:style-name="P2"><text:span text:style-name="T4">…../…../</text:span><text:span text:style-name="T5"><text:text-input text:description="">{{ belge_yili }}</text:text-input></text:span></text:p>
      <text:p text:style-name="P16">Harcama Yetkilisi</text:p>
      <text:p text:style-name="P16"><text:text-input text:description="">{{ harcama_yetkilisi.ad }}</text:text-input></text:p>
      <text:p text:style-name="P16"><text:text-input text:description="">{{ harcama_yetkilisi.unvan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1T09:48:10.710289299</meta:creation-date>
    <meta:generator>LibreOffice/5.1.6.2$Linux_X86_64 LibreOffice_project/10m0$Build-2</meta:generator>
    <dc:date>2017-08-11T10:34:45.099398815</dc:date>
    <meta:editing-duration>PT29M40S</meta:editing-duration>
    <meta:editing-cycles>23</meta:editing-cycles>
    <meta:document-statistic meta:table-count="2" meta:image-count="0" meta:object-count="0" meta:page-count="1" meta:paragraph-count="40" meta:word-count="310" meta:character-count="1961" meta:non-whitespace-character-count="1744"/>
  </office:meta>
</office:document-meta>
</file>